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Standard">
      <style:text-properties fo:language="en" fo:country="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Frontend Mentor - QR code component<text:line-break/><text:line-break/>![Design preview for the QR code component coding challenge](./design/desktop-preview.jpg)<text:line-break/><text:line-break/>## Project description<text:line-break/><text:line-break/>Hi everyone! This *QR Code component* project is the first HTML and CSS challenge I decide to take on from [Frontend Mentor](https://www.frontendmentor.io).<text:line-break/><text:line-break/>I downloaded the starter files on their website. It contained different useful documents to get the project started, including: <text:line-break/><text:line-break/>- Readme files, explaining the challenge and talking about the other resources<text:line-break/>- A style-guide, giving informations I needed, such as color palette and fonts I had to use<text:line-break/>- Images for the project<text:line-break/>- The index.html file, containing the start of the code<text:line-break/>- Design files, showing what the result should look like on a desktop and on a mobile device<text:line-break/><text:line-break/>Using HTML, CSS, and all the resources from the starter files, the goal is to build out this QR code component and get it looking as close to the design as possible.</text:p>
      <text:p text:style-name="P1"/>
      <text:p text:style-name="P1">This readme will mention as well the differents things I've learned in the process.</text:p>
      <text:p text:style-name="P1"><text:line-break/><text:line-break/>## Start<text:line-break/><text:line-break/>At first, I had no idea how to start the challenge. I downloaded the starter files but didn't even know what to do with the **Readme.me**. <text:line-break/><text:line-break/>I opened it in OpenOffice Writer but then, a google search helped me understand a bit more about this type of files. <text:line-break/><text:line-break/>I learned I could just open it within VS Code (the source-code editor I'm using). I read it, opened the other files as well (for exemple the style-guide) and tried to understand what they were meant for. </text:p>
      <text:p text:style-name="P1"/>
      <text:p text:style-name="P1">After struggling for a bit, reading things on display, positioning, etc, I decided to look for a tutorial on this challenge.</text:p>
      <text:p text:style-name="P1"><text:line-break/><text:line-break/>## References : The tutorials <text:line-break/><text:line-break/>On the Youtube channel of Mr Coder, I've watched and followed step by step the instructions to complete the QR Code Challenge:</text:p>
      <text:p text:style-name="P1"/>
      <text:p text:style-name="P1">[Click here to see Mr Coder's video](https://youtu.be/5BBYPntB-GY)<text:line-break/><text:line-break/>On the side, I've learned a bit about CSS variables and decided to use them here for practice. </text:p>
      <text:p text:style-name="P1"/>
      <text:p text:style-name="P1">This Kevin Powell's video helped me understand how it works, and what it's meant to help with:</text:p>
      <text:p text:style-name="P1"/>
      <text:p text:style-name="P1">[Kevin Powell Youtube video on CSS variables](https://youtu.be/PHO6TBq_auI)<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23T13:02:02.78</meta:creation-date>
    <dc:date>2023-03-25T14:44:13.48</dc:date>
    <meta:editing-duration>PT3H9M10S</meta:editing-duration>
    <meta:editing-cycles>4</meta:editing-cycles>
    <meta:generator>OpenOffice/4.1.7$Win32 OpenOffice.org_project/417m1$Build-9800</meta:generator>
    <meta:document-statistic meta:table-count="0" meta:image-count="0" meta:object-count="0" meta:page-count="1" meta:paragraph-count="8" meta:word-count="352" meta:character-count="2130"/>
  </office:meta>
</office:document-meta>
</file>